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6.32883333333333cm" style:use-optimal-column-width="true"/>
    </style:style>
    <style:style style:name="co3" style:family="table-column">
      <style:table-column-properties fo:break-before="auto" style:column-width="3.19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of:=[.B2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formula="of:=[.B3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" table:formula="of:=[.B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; 2; 3</text:p>
          </table:table-cell>
          <table:table-cell office:value-type="float" office:value="10" table:formula="of:=[.B5]+[.D4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[.B6]+[.D5]" table:style-name="ce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of:=[.B7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5" table:formula="of:=[.B8]+[.D7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7</text:p>
          </table:table-cell>
          <table:table-cell office:value-type="float" office:value="15" table:formula="of:=[.B9]+[.D5]" table:style-name="ce1">
            <text:p>15</text:p>
          </table:table-cell>
          <table:table-cell table:style-name="ce1"/>
          <table:table-cell office:value-type="float" office:value="18" table:formula="of:=MAX([.D:.D]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" table:formula="of:=[.B10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; 9</text:p>
          </table:table-cell>
          <table:table-cell office:value-type="float" office:value="17" table:formula="of:=[.B11]+[.D9]" table:style-name="ce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8" table:formula="of:=+[.B12]+[.D10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2" table:formula="of:=[.B13]+[.D12]" table:style-name="ce1">
            <text:p>12</text:p>
          </table:table-cell>
          <table:table-cell table:number-columns-repeated="16380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Kirka</dc:creator>
    <meta:creation-date>2022-07-26T06:42:39Z</meta:creation-date>
    <dc:date>2023-02-05T10:46:54Z</dc:date>
  </office:meta>
</office:document-meta>
</file>